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7775" officeooo:paragraph-rsid="000c7775"/>
    </style:style>
    <style:style style:name="P2" style:family="paragraph" style:parent-style-name="Standard">
      <style:text-properties fo:font-weight="bold" officeooo:rsid="000c7775" officeooo:paragraph-rsid="000c7775" style:font-weight-asian="bold" style:font-weight-complex="bold"/>
    </style:style>
    <style:style style:name="P3" style:family="paragraph" style:parent-style-name="Standard">
      <style:text-properties fo:font-weight="normal" officeooo:rsid="000c7775" officeooo:paragraph-rsid="000c7775"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couple of things to note are that the E and B field are both calculated with Gaussian units which keeps them nearer to unity and easier to simulate.</text:p>
      <text:p text:style-name="P1"/>
      <text:p text:style-name="P2">besselPlot</text:p>
      <text:p text:style-name="P2"><text:span text:style-name="T1">The bessel function plot is just a 2D plot which shows whatever bessel function you pick to simulate, it's there just to verify the radial term. The actual bessel function gets called from the functions.py file and is the summation of a handful of things. Interestingly enough though, the width of the Bessel function is dependent on the K_r term which is determined by the kratio at the top of the runfunctions.py file. The square of the sums of the squares of the kratio array needs to be equal to one to make physical sense because K_r and K_z are the legs of a triangle with hypotenuse (omega/c) in k space.</text:span></text:p>
      <text:p text:style-name="P2"/>
      <text:p text:style-name="P2">showEz</text:p>
      <text:p text:style-name="P3">This is one of the first attempts that I made to make an animation of the electric field in the z-direction. It doesn't necessarily need to be the e-field, we could go in and change to any of the other functions that we calculate. Given that we import the function into runfunctions.py and swap out the z = np.real(E_z(... part in the drawE_z(i) function. This one gives us the ability to play with textures but I didn't really like it all that much. </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23:13:19.795377444</meta:creation-date>
    <dc:date>2017-11-22T23:22:01.478003171</dc:date>
    <meta:editing-duration>PT8M42S</meta:editing-duration>
    <meta:editing-cycles>1</meta:editing-cycles>
    <meta:document-statistic meta:table-count="0" meta:image-count="0" meta:object-count="0" meta:page-count="1" meta:paragraph-count="5" meta:word-count="225" meta:character-count="1228" meta:non-whitespace-character-count="1007"/>
    <meta:generator>LibreOffice/4.3.3.2$Linux_X86_64 LibreOffice_project/430m0$Build-2</meta:generator>
  </office:meta>
</office:document-meta>
</file>